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CSS-Einbindung:<text:line-break/><text:tab/>&lt;link rel=“stylesheet“ src=“style.css“ /&gt;</text:p>
      <text:p text:style-name="Standard"><text:tab/>&lt;style&gt;div {color: blue;}&lt;/style&gt; <text:s/>//<text:span text:style-name="T1">Im HTML-Dokument</text:span></text:p>
      <text:p text:style-name="P1"/>
      <text:p text:style-name="P1">Definieren von Css-Regeln</text:p>
      <text:p text:style-name="P1"><text:tab/><text:tab/>selector1 (, selector2, selector3...) {<text:line-break/><text:tab/><text:tab/><text:tab/>property: value;<text:line-break/><text:tab/><text:tab/>}</text:p>
      <text:p text:style-name="P1"/>
      <text:p text:style-name="P1"/>
      <text:p text:style-name="P1"/>
      <text:p text:style-name="P1"/>
      <text:p text:style-name="P1">__________________________________________<text:line-break/><text:line-break/>Pseudo-Klassen:</text:p>
      <text:p text:style-name="P1"><text:tab/>-von vorne herein festgelegte subklassen</text:p>
      <text:p text:style-name="P2"><text:tab/>a:hover{}</text:p>
      <text:p text:style-name="P2"><text:tab/>a:focus{}</text:p>
      <text:p text:style-name="P2"><text:tab/>:first-child</text:p>
      <text:p text:style-name="P2"><text:tab/>:visited</text:p>
      <text:p text:style-name="P1"/>
      <text:p text:style-name="P1">Property Types:<text:line-break/><text:tab/>font-family - Schriftart<text:line-break/><text:tab/>color – Schriftfarbe</text:p>
      <text:p text:style-name="P1"><text:tab/>z-index - höhe</text:p>
      <text:p text:style-name="P1"/>
      <text:p text:style-name="P1">Selector Types:<text:line-break/><text:tab/><text:tab/>// <text:span text:style-name="T1">Selektoren sind kombinierbar bsp: tag.content.anderername<text:line-break/><text:tab/><text:tab/><text:tab/><text:tab/><text:tab/><text:tab/><text:tab/>übertag .content.anderername<text:line-break/><text:tab/><text:tab/><text:tab/><text:tab/><text:tab/><text:tab/><text:tab/>.content tag<text:line-break/><text:tab/><text:tab/><text:tab/><text:tab/><text:tab/><text:tab/><text:tab/>beliebige Reihenfolge</text:span><text:line-break/><text:tab/>Element -Sektor<text:line-break/><text:tab/><text:tab/>div {color: blue;}<text:line-break/><text:tab/><text:tab/><text:span text:style-name="T1">-Das „normale“</text:span></text:p>
      <text:p text:style-name="P1"><text:tab/>Class-Sektor</text:p>
      <text:p text:style-name="P1"><text:tab/><text:tab/>.content {color: blue;}</text:p>
      <text:p text:style-name="P1"><text:tab/><text:tab/><text:span text:style-name="T1">-Darf es beliebig oft geben</text:span><text:line-break/><text:tab/><text:tab/><text:span text:style-name="T1">&lt;tag class=“content( anderername nocheiner ….)“&gt;...&lt;&gt;</text:span></text:p>
      <text:p text:style-name="P1"><text:tab/>ID-Sektor<text:line-break/><text:tab/><text:tab/>#main {color: blue;}<text:line-break/><text:tab/><text:tab/><text:span text:style-name="T1">-ID ist eindeutig</text:span></text:p>
      <text:p text:style-name="P2"><text:tab/><text:tab/>&lt;tag id=“main“&gt;...&lt;&gt;</text:p>
      <text:p text:style-name="P2"/>
      <text:p text:style-name="P2"/>
      <text:p text:style-name="P1"><text:span text:style-name="T1">________________________________<text:line-break/></text:span><text:line-break/>Layout:</text:p>
      <text:p text:style-name="P1"/>
      <text:p text:style-name="P1"/>
      <text:p text:style-name="P1"><text:line-break/><text:tab/>Das Box Modell:</text:p>
      <text:p text:style-name="P1"><text:tab/><text:tab/>-display Eigenschaft:</text:p>
      <text:p text:style-name="P1"><text:soft-page-break/><text:tab/><text:tab/><text:tab/><text:tab/>-inline: Wird als Fließtext dargestellt</text:p>
      <text:p text:style-name="P1"><text:tab/><text:tab/><text:tab/><text:tab/>-block: Ist ein Block für sich. Dadurch kann man Größe definieren.</text:p>
      <text:p text:style-name="P1"><text:tab/><text:tab/><text:tab/><text:tab/><text:tab/>-padding: <text:span text:style-name="T1">right, top, bottom, left</text:span><text:line-break/><text:tab/><text:tab/><text:tab/><text:tab/><text:tab/>-border: <text:span text:style-name="T1">right, top, bottom, left</text:span><text:line-break/><text:tab/><text:tab/><text:tab/><text:tab/><text:tab/>-margin: <text:span text:style-name="T1">right, top, bottom, left</text:span><text:line-break/><text:tab/></text:p>
      <text:p text:style-name="P1"><text:tab/></text:p>
      <text:p text:style-name="P1">Die Float Eigenschaft:</text:p>
      <text:p text:style-name="P1"><text:tab/><text:tab/>right - <text:s/>lässt das Element und alle dannach nach rechts fließen<text:line-break/><text:tab/><text:tab/>left - <text:s/>lässt das Element und alle dannach nach links fließen</text:p>
      <text:p text:style-name="P1"><text:tab/><text:tab/>clear – cleared left oder right float von oberem Element</text:p>
      <text:p text:style-name="P1"><text:tab/></text:p>
      <text:p text:style-name="P1"/>
      <text:p text:style-name="P1">Die Position Eigenschaft:<text:line-break/><text:tab/><text:tab/>Position: relative; -Relativ zur eigenen Position<text:line-break/><text:tab/><text:tab/>position:absolute; -Absolut zum Elternelement <text:span text:style-name="T1">//Elternelement tut als wär es nich da</text:span></text:p>
      <text:p text:style-name="P2"><text:tab/><text:tab/><text:tab/><text:tab/><text:tab/><text:tab/><text:tab/><text:tab/>//Elternelement: nächstes mit Position</text:p>
      <text:p text:style-name="P1"><text:tab/><text:tab/><text:tab/><text:span text:style-name="T1">left, top, right, bottom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0:00:34.58</meta:creation-date>
    <dc:date>2012-10-30T17:07:37.55</dc:date>
    <meta:editing-duration>PT5H1M14S</meta:editing-duration>
    <meta:editing-cycles>22</meta:editing-cycles>
    <meta:generator>OpenOffice.org/3.4.1$Win32 OpenOffice.org_project/341m1$Build-9593</meta:generator>
    <meta:document-statistic meta:table-count="0" meta:image-count="0" meta:object-count="0" meta:page-count="2" meta:paragraph-count="32" meta:word-count="188" meta:character-count="1602"/>
  </office:meta>
</office:document-meta>
</file>